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529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723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P2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P3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P4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P5" style:family="paragraph" style:parent-style-name="Standard">
      <style:text-properties fo:language="en" fo:country="US" officeooo:paragraph-rsid="002e1fcc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n" fo:country="US" officeooo:paragraph-rsid="002c3669"/>
    </style:style>
    <style:style style:name="P7" style:family="paragraph" style:parent-style-name="Standard">
      <style:text-properties fo:language="en" fo:country="US" officeooo:paragraph-rsid="002c3669"/>
    </style:style>
    <style:style style:name="P8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4pt" fo:language="en" fo:country="US" style:text-underline-style="none" fo:font-weight="bold" officeooo:rsid="005911dc" officeooo:paragraph-rsid="005144d7" style:font-size-asian="14pt" style:font-weight-asian="bold" style:font-size-complex="14pt" style:font-weight-complex="bold"/>
    </style:style>
    <style:style style:name="P10" style:family="paragraph" style:parent-style-name="Párrafo_20_de_20_lista">
      <style:paragraph-properties fo:margin-top="0.101cm" fo:margin-bottom="0cm" style:contextual-spacing="false"/>
      <style:text-properties style:font-name="Calibri" officeooo:paragraph-rsid="0063e9ff"/>
    </style:style>
    <style:style style:name="P11" style:family="paragraph" style:parent-style-name="Párrafo_20_de_20_lista">
      <style:paragraph-properties fo:margin-top="0.101cm" fo:margin-bottom="0cm" style:contextual-spacing="false"/>
      <style:text-properties style:font-name="Calibri" fo:font-weight="normal" officeooo:paragraph-rsid="0063e9ff" style:font-weight-asian="normal" style:font-weight-complex="normal"/>
    </style:style>
    <style:style style:name="P12" style:family="paragraph" style:parent-style-name="Párrafo_20_de_20_lista">
      <style:paragraph-properties fo:margin-top="0.101cm" fo:margin-bottom="0.349cm" style:contextual-spacing="false" fo:hyphenation-ladder-count="no-limit">
        <style:tab-stops/>
      </style:paragraph-properties>
      <style:text-properties style:font-name="Calibri" officeooo:paragraph-rsid="00620640" fo:hyphenate="false" fo:hyphenation-remain-char-count="2" fo:hyphenation-push-char-count="2" loext:hyphenation-no-caps="false"/>
    </style:style>
    <style:style style:name="P13" style:family="paragraph" style:parent-style-name="Párrafo_20_de_20_lista">
      <style:paragraph-properties fo:margin-top="0.101cm" fo:margin-bottom="0cm" style:contextual-spacing="false"/>
      <style:text-properties fo:color="#ff0000" loext:opacity="100%" style:font-name="Calibri" officeooo:paragraph-rsid="0063e9ff"/>
    </style:style>
    <style:style style:name="P14" style:family="paragraph" style:parent-style-name="Párrafo_20_de_20_lista">
      <style:paragraph-properties fo:margin-top="0.101cm" fo:margin-bottom="0.349cm" style:contextual-spacing="false"/>
      <style:text-properties fo:color="#ff0000" loext:opacity="100%" style:font-name="Calibri" officeooo:paragraph-rsid="0063e9ff"/>
    </style:style>
    <style:style style:name="P15" style:family="paragraph" style:parent-style-name="Párrafo_20_de_20_lista">
      <style:paragraph-properties fo:margin-top="0.101cm" fo:margin-bottom="0cm" style:contextual-spacing="false"/>
      <style:text-properties fo:color="#ff0000" loext:opacity="100%" style:font-name="Calibri" fo:font-weight="normal" officeooo:paragraph-rsid="0063e9ff" style:font-weight-asian="normal" style:font-weight-complex="normal"/>
    </style:style>
    <style:style style:name="P16" style:family="paragraph" style:parent-style-name="Párrafo_20_de_20_lista" style:list-style-name="WWNum1">
      <style:paragraph-properties fo:margin-top="0.101cm" fo:margin-bottom="0.349cm" style:contextual-spacing="false"/>
      <style:text-properties style:font-name="Calibri" officeooo:paragraph-rsid="00620640"/>
    </style:style>
    <style:style style:name="P17" style:family="paragraph" style:parent-style-name="Párrafo_20_de_20_lista" style:list-style-name="WWNum1">
      <style:paragraph-properties fo:margin-top="0.101cm" fo:margin-bottom="0.349cm" style:contextual-spacing="false" fo:break-before="page"/>
      <style:text-properties style:font-name="Calibri" officeooo:paragraph-rsid="00620640"/>
    </style:style>
    <style:style style:name="P18" style:family="paragraph" style:parent-style-name="Párrafo_20_de_20_lista" style:list-style-name="WWNum1">
      <style:paragraph-properties fo:margin-left="0cm" fo:margin-right="0cm" fo:margin-top="0.101cm" fo:margin-bottom="0.349cm" style:contextual-spacing="false" fo:text-indent="0cm" style:auto-text-indent="false"/>
      <style:text-properties style:font-name="Calibri" officeooo:rsid="001a4312" officeooo:paragraph-rsid="00620640"/>
    </style:style>
    <style:style style:name="P19" style:family="paragraph" style:parent-style-name="Párrafo_20_de_20_lista" style:list-style-name="L1">
      <style:paragraph-properties fo:margin-top="0.101cm" fo:margin-bottom="0.349cm" style:contextual-spacing="false"/>
      <style:text-properties fo:color="#ff0000" loext:opacity="100%" style:font-name="Calibri" fo:font-weight="normal" officeooo:paragraph-rsid="0063e9ff" style:font-weight-asian="normal" style:font-weight-complex="normal"/>
    </style:style>
    <style:style style:name="P20" style:family="paragraph" style:parent-style-name="Párrafo_20_de_20_lista" style:list-style-name="L2">
      <style:paragraph-properties fo:margin-left="2.251cm" fo:margin-right="0cm" fo:margin-top="0.101cm" fo:margin-bottom="0.349cm" style:contextual-spacing="false" fo:text-indent="-0.665cm" style:auto-text-indent="false">
        <style:tab-stops/>
      </style:paragraph-properties>
      <style:text-properties officeooo:paragraph-rsid="0063e9ff"/>
    </style:style>
    <style:style style:name="P21" style:family="paragraph" style:parent-style-name="Párrafo_20_de_20_lista" style:list-style-name="L2">
      <loext:graphic-properties draw:fill-gradient-name="gradient" draw:fill-hatch-name="hatch"/>
      <style:paragraph-properties fo:margin-left="2.251cm" fo:margin-right="0cm" fo:margin-top="0.101cm" fo:margin-bottom="0.349cm" style:contextual-spacing="false" fo:text-indent="-0.665cm" style:auto-text-indent="false">
        <style:tab-stops/>
      </style:paragraph-properties>
      <style:text-properties officeooo:paragraph-rsid="0063e9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officeooo:rsid="001729ec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fo:color="#000000" loext:opacity="100%" style:font-name="Arial1" fo:font-size="10pt" style:text-underline-style="none" fo:font-weight="bold" officeooo:rsid="003dd9ef" style:font-size-asian="10pt" style:font-weight-asian="bold" style:font-name-complex="Arial1" style:font-size-complex="10pt" style:font-weight-complex="bold"/>
    </style:style>
    <style:style style:name="T7" style:family="text">
      <style:text-properties fo:color="#000000" loext:opacity="100%" style:font-name="Arial1" fo:font-size="10pt" style:text-underline-style="none" fo:font-weight="bold" officeooo:rsid="005144d7" style:font-size-asian="10pt" style:font-weight-asian="bold" style:font-name-complex="Arial1" style:font-size-complex="10pt" style:font-weight-complex="bold"/>
    </style:style>
    <style:style style:name="T8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9" style:family="text">
      <style:text-properties officeooo:rsid="005b9048"/>
    </style:style>
    <style:style style:name="T10" style:family="text">
      <style:text-properties officeooo:rsid="00620640"/>
    </style:style>
    <style:style style:name="T11" style:family="text">
      <style:text-properties officeooo:rsid="001bd8fb"/>
    </style:style>
    <style:style style:name="T12" style:family="text">
      <style:text-properties officeooo:rsid="0063aa94"/>
    </style:style>
    <style:style style:name="T13" style:family="text">
      <style:text-properties officeooo:rsid="001bfb24"/>
    </style:style>
    <style:style style:name="T14" style:family="text">
      <style:text-properties officeooo:rsid="0020116c"/>
    </style:style>
    <style:style style:name="T15" style:family="text">
      <style:text-properties officeooo:rsid="001f0fdd"/>
    </style:style>
    <style:style style:name="T16" style:family="text">
      <style:text-properties officeooo:rsid="0063e9ff"/>
    </style:style>
    <style:style style:name="T17" style:family="text">
      <style:text-properties fo:color="#ff0000" loext:opacity="100%" style:font-name="Calibri" fo:font-weight="bold" style:font-weight-asian="bold" style:font-weight-complex="bold"/>
    </style:style>
    <style:style style:name="T18" style:family="text">
      <style:text-properties fo:color="#ff0000" loext:opacity="100%" style:font-name="Calibri" fo:font-weight="normal" style:font-weight-asian="normal" style:font-weight-complex="normal"/>
    </style:style>
    <style:style style:name="T19" style:family="text">
      <style:text-properties fo:color="#ff0000" loext:opacity="100%" style:font-name="Calibri" fo:font-weight="normal" officeooo:rsid="0020116c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856cm" fo:text-indent="-0.635cm" fo:margin-left="2.8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26cm" fo:text-indent="-0.635cm" fo:margin-left="4.1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396cm" fo:text-indent="-0.635cm" fo:margin-left="5.3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666cm" fo:text-indent="-0.635cm" fo:margin-left="6.6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36cm" fo:text-indent="-0.635cm" fo:margin-left="7.9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6"><text:span text:style-name="T4">Mòdul </text:span><text:span text:style-name="T6">9 – </text:span><text:span text:style-name="T7">UF1. Seguretat i criptografia</text:span></text:p>
          </table:table-cell>
        </table:table-row>
        <table:table-row table:style-name="Taula1.2">
          <table:table-cell table:style-name="Taula1.A2" office:value-type="string">
            <text:p text:style-name="P6"><text:span text:style-name="T5">2</text:span><text:span text:style-name="T8">n <text:s text:c="2"/></text:span><text:span text:style-name="T4">CFGS Desenvolupament d'Aplicacions Multiplataforma</text:span></text:p>
          </table:table-cell>
        </table:table-row>
      </table:table>
      <text:p text:style-name="P7"/>
      <text:p text:style-name="P9"><text:span text:style-name="T12">Exercici </text:span>1<text:span text:style-name="T10">c</text:span><text:span text:style-name="T9"> – </text:span><text:span text:style-name="T10">Autoritats certificadores</text:span></text:p>
      <text:list xml:id="list1791796236" text:style-name="WWNum1">
        <text:list-item text:start-value="1">
          <text:p text:style-name="P16">Què és una Autoritat Certificadora?</text:p>
        </text:list-item>
      </text:list>
      <text:p text:style-name="P13">És una entitat que actua com a notari digital, de manera que tothom</text:p>
      <text:p text:style-name="P13">implicat en un intercanvi de claus sota el seu paraig<text:span text:style-name="T13">ua</text:span> confia en què</text:p>
      <text:p text:style-name="P13">mai emetrà un certificat amb dades incorrectes.</text:p>
      <text:p text:style-name="P13"/>
      <text:list xml:id="list162536265877768" text:continue-numbering="true" text:style-name="WWNum1">
        <text:list-item>
          <text:p text:style-name="P16">Quan una empresa facilita a un empleat una tarja d'accés està actuant com una AC? Quin requisit és necessari per <text:span text:style-name="T11">tal </text:span>que una empresa o entitat sigui AC?</text:p>
        </text:list-item>
      </text:list>
      <text:p text:style-name="P15">Tècnicament sí. Les targetes d’accés que proporciona l’empresa e<text:span text:style-name="T13">s</text:span> donen</text:p>
      <text:p text:style-name="P15">únicament a<text:span text:style-name="T13">ls seus</text:span> empleats.</text:p>
      <text:p text:style-name="P15"/>
      <text:p text:style-name="P15">El requisit necessari per <text:span text:style-name="T13">a </text:span>convertir-se en C<text:span text:style-name="T14">A</text:span> és la confiança col·lectiva en qu<text:span text:style-name="T13">è</text:span> l’empresa que figura com a C<text:span text:style-name="T14">A</text:span> actuarà de manera responsable.</text:p>
      <text:p text:style-name="P11"/>
      <text:list xml:id="list162537593383345" text:continue-numbering="true" text:style-name="WWNum1">
        <text:list-item>
          <text:p text:style-name="P16">Què significa que la clau pública d’una CA es distribueix en un certificat digital autosignat.</text:p>
        </text:list-item>
      </text:list>
      <text:p text:style-name="P15">Significa que el certificat digital on tenim la clau pública de l<text:span text:style-name="T14">a </text:span>C<text:span text:style-name="T14">A</text:span> ha estat</text:p>
      <text:p text:style-name="P15">signat amb la clau privada de la pròpia C<text:span text:style-name="T14">A</text:span>.</text:p>
      <text:p text:style-name="P15">A aquest certificat digital l’anomenem certificat arrel.</text:p>
      <text:p text:style-name="P15"/>
      <text:list xml:id="list162537374120125" text:continue-numbering="true" text:style-name="WWNum1">
        <text:list-item>
          <text:p text:style-name="P16">Com es comprova la validesa d’un Certificat Digital?</text:p>
        </text:list-item>
      </text:list>
      <text:p text:style-name="P11">Per <text:span text:style-name="T13">a </text:span>comprovar la validesa d’un certificat digital s’han de fer 3</text:p>
      <text:p text:style-name="P11">comprovacions:</text:p>
      <text:p text:style-name="P11"/>
      <text:p text:style-name="P15">• Emprant la clau pública de l<text:span text:style-name="T14">a </text:span><text:span text:style-name="T13">C</text:span><text:span text:style-name="T14">A</text:span> es comprova que la signatura</text:p>
      <text:p text:style-name="P15">digital sigui correcta.</text:p>
      <text:p text:style-name="P15">• Es comprova la data d’emissió i d’expiració incloses en el propi</text:p>
      <text:p text:style-name="P15">certificat.</text:p>
      <text:p text:style-name="P15">• Es comprova la llista de certificats revocats (CRL) de la CA per si</text:p>
      <text:p text:style-name="P15">s’ha revocat prematurament.</text:p>
      <text:p text:style-name="P11"/>
      <text:p text:style-name="P12"/>
      <text:list xml:id="list162537551531224" text:continue-numbering="true" text:style-name="WWNum1">
        <text:list-item>
          <text:p text:style-name="P17">Si un Certificat encara no ha expirat però està inclòs en la llista CRL serà un certificat vàlid? Raona la resposta.</text:p>
        </text:list-item>
      </text:list>
      <text:p text:style-name="P15">No, no seria vàlid. És una de les 3 comprovacions que s’han de tenir en</text:p>
      <text:p text:style-name="P15">compte per <text:span text:style-name="T13">a </text:span>donar per vàlid un certificat.</text:p>
      <text:p text:style-name="P15"/>
      <text:p text:style-name="P15">Un certificat pot ingressar en la llista CRL per diferents motius:</text:p>
      <text:p text:style-name="P15">tancament de l’empresa, dades errònies, decisió judicial, …</text:p>
      <text:p text:style-name="P11"/>
      <text:list xml:id="list162537782292362" text:continue-numbering="true" text:style-name="WWNum1">
        <text:list-item>
          <text:p text:style-name="P16">Què és una PKI? Quines funcions han de realitzar les PKI?</text:p>
        </text:list-item>
      </text:list>
      <text:p text:style-name="P13">Una PKI (Infraestructura de Clau Pública) és una infraestructura que</text:p>
      <text:p text:style-name="P13">permet l’administració dels certificats i l’intercanvi segur de claus.</text:p>
      <text:p text:style-name="P13"/>
      <text:p text:style-name="P13">Les funcions que han de realitzar són:</text:p>
      <text:p text:style-name="P13">◦ Generació de certificats</text:p>
      <text:p text:style-name="P13">◦ Intercanvi de claus públiques</text:p>
      <text:p text:style-name="P13">◦ Revocació dels certificats emesos.</text:p>
      <text:p text:style-name="P10"/>
      <text:list xml:id="list162536900225054" text:continue-numbering="true" text:style-name="WWNum1">
        <text:list-item>
          <text:p text:style-name="P16">Què és un magatzem de claus? La tarja d’accés al gimnàs és un magatzem de claus? Per què? En cas que la resposta sigui afirmativa, quina seria l’AC?</text:p>
        </text:list-item>
      </text:list>
      <text:p text:style-name="P13">Un magatzem de claus és un mitjà que permet <text:span text:style-name="T13">l’</text:span>emmagatzematge</text:p>
      <text:p text:style-name="P13">segur de claus criptogràfiques i que garanteix la seva seguretat en cas</text:p>
      <text:p text:style-name="P13">de robatori o pèrdua.</text:p>
      <text:p text:style-name="P13"/>
      <text:p text:style-name="P13">Una targeta d'un gimnàs no es pot dir que sigui un magatzem de claus.</text:p>
      <text:p text:style-name="P13">Aquestes targetes solen tenir un xip RFID amb un ID predefinit; no hi ha</text:p>
      <text:p text:style-name="P13">cap clau criptogràfica ni es requereix una clau per treure el ID. Aquestes</text:p>
      <text:p text:style-name="P13">targetes es poden clonar fàcilment si estàs a prop d'elles.</text:p>
      <text:p text:style-name="P13"/>
      <text:p text:style-name="P13">Dit això, si assumíssim que sí que ho és (per exemple un gimnàs que</text:p>
      <text:p text:style-name="P13">encripta el seu ID d’accés a la targeta amb una clau biomètrica com una</text:p>
      <text:p text:style-name="P13">empremta), si que podríem dir que l<text:span text:style-name="T14">a </text:span>C<text:span text:style-name="T14">A</text:span> és el mateix gimnàs, ja que és</text:p>
      <text:p text:style-name="P13">aquest el que s'encarrega de l'emissió, transmissió i revocació d'aquestes</text:p>
      <text:p text:style-name="P13">claus.</text:p>
      <text:p text:style-name="P10"/>
      <text:p text:style-name="P12"/>
      <text:list xml:id="list162536494185469" text:continue-numbering="true" text:style-name="WWNum1">
        <text:list-item>
          <text:p text:style-name="P17">Quines són les propietats mínimes que ha d’incloure un certificat digital en format X-509?</text:p>
        </text:list-item>
      </text:list>
      <text:list xml:id="list2264050219" text:style-name="L1">
        <text:list-item>
          <text:p text:style-name="P19">La signatura de l’autoritat certificadora.</text:p>
        </text:list-item>
        <text:list-item>
          <text:p text:style-name="P19">Nom, adreça i domicili del subscriptor.</text:p>
        </text:list-item>
        <text:list-item>
          <text:p text:style-name="P19">Identificació del subscriptor nomenat en el certificat.</text:p>
        </text:list-item>
        <text:list-item>
          <text:p text:style-name="P19">El nom, l'adreça i el lloc on realitza activitats l'entitat de certificació.</text:p>
        </text:list-item>
        <text:list-item>
          <text:p text:style-name="P19">La clau pública de l'usuari.</text:p>
        </text:list-item>
        <text:list-item>
          <text:p text:style-name="P19">La metodologia per a verificar la signatura digital del subscriptor imposada en el missatge de dades.</text:p>
        </text:list-item>
        <text:list-item>
          <text:p text:style-name="P19">El nombre de sèrie del certificat.</text:p>
        </text:list-item>
        <text:list-item>
          <text:p text:style-name="P19">Data d'emissió i expiració del certificat.</text:p>
        </text:list-item>
      </text:list>
      <text:list xml:id="list162536401535554" text:continue-list="list162536494185469" text:style-name="WWNum1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04" number:language="ca" number:country="ES">
      <number:year number:style="long"/>
    </number:date-style>
    <number:date-style style:name="N2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0.905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en" fo:country="US" style:text-underline-style="none" fo:font-weight="bold" officeooo:rsid="003a33e3" officeooo:paragraph-rsid="003a33e3" style:font-size-asian="10pt" style:font-weight-asian="bold"/>
    </style:style>
    <style:style style:name="MP2" style:family="paragraph" style:parent-style-name="Footnote">
      <style:paragraph-properties fo:padding="0cm" fo:border="none" style:snap-to-layout-grid="false"/>
      <style:text-properties fo:language="en" fo:country="US" officeooo:paragraph-rsid="002e1fcc"/>
    </style:style>
    <style:style style:name="MP3" style:family="paragraph" style:parent-style-name="Footnote">
      <style:paragraph-properties fo:padding="0cm" fo:border="none"/>
      <style:text-properties fo:font-size="8pt" fo:language="en" fo:country="US" officeooo:paragraph-rsid="002e1fcc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fo:language="en" fo:country="US" officeooo:paragraph-rsid="002e1fcc"/>
    </style:style>
    <style:style style:name="MP5" style:family="paragraph" style:parent-style-name="Standard">
      <style:paragraph-properties fo:text-align="end" style:justify-single-word="false"/>
      <style:text-properties fo:language="en" fo:country="US" officeooo:paragraph-rsid="002e1fcc"/>
    </style:style>
    <style:style style:name="MP6" style:family="paragraph" style:parent-style-name="Standard">
      <style:text-properties fo:language="en" fo:country="US"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T3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22cm" fo:margin-bottom="0.6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 style:dynamic-spacing="false"/>
      </style:header-style>
      <style:footer-style>
        <style:header-footer-properties svg:height="1.609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n 55" text:anchor-type="char" svg:x="-0.093cm" svg:y="-0.728cm" svg:width="6.72cm" svg:height="1.131cm" draw:z-index="5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1cm" svg:y="-0.568cm" svg:width="4.076cm" svg:height="0.988cm" draw:z-index="2"><draw:image xlink:href="Pictures/10000001000001B700000071E6A4831387C6A5D3.png" xlink:type="simple" xlink:show="embed" xlink:actuate="onLoad" draw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2"><text:span text:style-name="MT1">Nom arxiu: </text:span><text:span text:style-name="MT1"><text:file-name text:display="name-and-extension">ED2DAM_ACT_2223_M09_UF1_122_Ex1c_SOL.odt</text:file-name></text:span></text:p>
              <text:p text:style-name="MP3">Elaborat: <text:s/><text:span text:style-name="MT2">Miquel Altayó</text:span></text:p>
            </table:table-cell>
            <table:table-cell table:style-name="Taula15.A1" office:value-type="string">
              <text:p text:style-name="MP4"><text:span text:style-name="MT1">Data: </text:span><text:span text:style-name="MT3"><text:date style:data-style-name="N34" text:date-value="2023-01-24T16:25:35.602235002">gener</text:date></text:span><text:span text:style-name="MT1"><text:s/></text:span><text:span text:style-name="MT1"><text:date style:data-style-name="N121" text:date-value="2023-01-24T16:25:35.602421709">2023</text:date></text:span></text:p>
              <text:p text:style-name="MP5"><text:span text:style-name="MT1">Pàg. </text:span><text:span text:style-name="MT1"><text:page-number text:select-page="current">3</text:page-number></text:span><text:span text:style-name="MT1"><text:s/>de </text:span><text:span text:style-name="MT1"><text:page-count style:num-format="1">3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q </meta:initial-creator>
    <meta:creation-date>2014-09-24T09:05:51.882548463</meta:creation-date>
    <dc:date>2023-01-24T16:25:35.235034441</dc:date>
    <meta:editing-duration>PT7H48M5S</meta:editing-duration>
    <meta:editing-cycles>61</meta:editing-cycles>
    <meta:generator>LibreOffice/7.3.7.2$Linux_X86_64 LibreOffice_project/30$Build-2</meta:generator>
    <meta:document-statistic meta:table-count="2" meta:image-count="2" meta:object-count="0" meta:page-count="3" meta:paragraph-count="62" meta:word-count="611" meta:character-count="3582" meta:non-whitespace-character-count="3044"/>
  </office:meta>
</office:document-meta>
</file>